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4e1" officeooo:paragraph-rsid="000f94e1"/>
    </style:style>
    <style:style style:name="P2" style:family="paragraph" style:parent-style-name="Standard">
      <style:text-properties officeooo:rsid="00174ff2" officeooo:paragraph-rsid="00174ff2"/>
    </style:style>
    <style:style style:name="T1" style:family="text">
      <style:text-properties officeooo:rsid="0016912d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do de Materias: Ana Fernández Vidal, 93088</text:p>
      <text:p text:style-name="P2"/>
      <text:p text:style-name="Standard"><draw:frame draw:style-name="fr1" draw:name="Object1" text:anchor-type="paragraph" svg:y="0.0071in" svg:width="7.0618in" svg:height="6.65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El listado de materias previo es el que figura en el sistema Guaraní <text:span text:style-name="T1">al día 14 de abril de 2016 y suma un total de 212 créditos. Hay 4 créditos faltantes estan en proceso de ser tramitados por resolución por haber cursado la materia de postgrado “Modelos Probabilísticos” a cargo del profesor Sebastián Grynberg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2:56:09.178520427</meta:creation-date>
    <dc:date>2016-04-14T15:25:29.781598166</dc:date>
    <meta:editing-duration>P0D</meta:editing-duration>
    <meta:editing-cycles>6</meta:editing-cycles>
    <meta:generator>LibreOffice/4.2.8.2$Linux_X86_64 LibreOffice_project/420m0$Build-2</meta:generator>
    <meta:document-statistic meta:table-count="0" meta:image-count="0" meta:object-count="1" meta:page-count="1" meta:paragraph-count="2" meta:word-count="61" meta:character-count="360" meta:non-whitespace-character-count="3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89in"/>
    </style:style>
    <style:style style:name="co2" style:family="table-column">
      <style:table-column-properties fo:break-before="auto" style:column-width="0.5874in"/>
    </style:style>
    <style:style style:name="co3" style:family="table-column">
      <style:table-column-properties fo:break-before="auto" style:column-width="0.6173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618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4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visibility="collapse" table:number-columns-repeated="2" table:default-cell-style-name="Default"/>
        <table:table-column table:style-name="co8" table:default-cell-style-name="Default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Mater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orma de Aprobación</text:p>
          </table:table-cell>
          <table:table-cell office:value-type="string" calcext:value-type="string">
            <text:p>Acta o Resolución</text:p>
          </table:table-cell>
          <table:table-cell office:value-type="string" calcext:value-type="string">
            <text:p>P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108) ALGEBRA II A</text:p>
          </table:table-cell>
          <table:table-cell table:style-name="ce3" office:value-type="date" office:date-value="2011-06-29" calcext:value-type="date">
            <text:p>06/29/11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1-158-52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109) PROBABILIDAD Y ESTADISTICA B</text:p>
          </table:table-cell>
          <table:table-cell table:style-name="ce3" office:value-type="date" office:date-value="2011-07-14" calcext:value-type="date">
            <text:p>07/14/11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1-159-56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110) ANÁLISIS MATEMÁTICO III A</text:p>
          </table:table-cell>
          <table:table-cell table:style-name="ce3" office:value-type="date" office:date-value="2011-08-04" calcext:value-type="date">
            <text:p>08/04/11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1-157-8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01) TECNICA DIGITAL</text:p>
          </table:table-cell>
          <table:table-cell table:style-name="ce3" office:value-type="date" office:date-value="2011-08-12" calcext:value-type="date">
            <text:p>08/12/11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1-4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02) LABORATORIO</text:p>
          </table:table-cell>
          <table:table-cell table:style-name="ce3" office:value-type="date" office:date-value="2011-12-22" calcext:value-type="date">
            <text:p>12/22/11</text:p>
          </table:table-cell>
          <table:table-cell office:value-type="string" calcext:value-type="string">
            <text:p>Aprob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1-14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205) FISICA III</text:p>
          </table:table-cell>
          <table:table-cell table:style-name="ce3" office:value-type="date" office:date-value="2011-12-29" calcext:value-type="date">
            <text:p>12/29/11</text:p>
          </table:table-cell>
          <table:table-cell office:value-type="string" calcext:value-type="string">
            <text:p>Aproba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2-109-187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06) ANALISIS DE CIRCUITOS</text:p>
          </table:table-cell>
          <table:table-cell table:style-name="ce3" office:value-type="date" office:date-value="2012-02-22" calcext:value-type="date">
            <text:p>02/22/12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1-192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107) MATEMATICA DISCRETA</text:p>
          </table:table-cell>
          <table:table-cell table:style-name="ce3" office:value-type="date" office:date-value="2012-02-29" calcext:value-type="date">
            <text:p>02/29/12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1-156-107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74) SEÑALES Y SISTEMAS</text:p>
          </table:table-cell>
          <table:table-cell table:style-name="ce3" office:value-type="date" office:date-value="2012-07-30" calcext:value-type="date">
            <text:p>07/30/12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2-95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09) LABORATORIO DE MICROCOMPUTADORAS</text:p>
          </table:table-cell>
          <table:table-cell table:style-name="ce3" office:value-type="date" office:date-value="2012-08-10" calcext:value-type="date">
            <text:p>08/10/12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2-154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75) PROCESOS ESTOCÁSTICOS</text:p>
          </table:table-cell>
          <table:table-cell table:style-name="ce3" office:value-type="date" office:date-value="2012-12-12" calcext:value-type="date">
            <text:p>12/12/12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2-237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08) CIRCUITOS ELECTRONICOS I</text:p>
          </table:table-cell>
          <table:table-cell table:style-name="ce3" office:value-type="date" office:date-value="2013-02-22" calcext:value-type="date">
            <text:p>02/22/13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3-95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18) TEORIA DE CONTROL I</text:p>
          </table:table-cell>
          <table:table-cell table:style-name="ce3" office:value-type="date" office:date-value="2013-02-25" calcext:value-type="date">
            <text:p>02/25/13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3-11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25) DISPOSITIVOS SEMICONDUCTORES</text:p>
          </table:table-cell>
          <table:table-cell table:style-name="ce3" office:value-type="date" office:date-value="2013-02-28" calcext:value-type="date">
            <text:p>02/28/13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6-143-137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7127) LEGISLACION Y EJERCICIO PROF.DE LA ING. ELEC.</text:p>
          </table:table-cell>
          <table:table-cell table:style-name="ce3" office:value-type="date" office:date-value="2013-07-05" calcext:value-type="date">
            <text:p>07/05/13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71-0001022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51) TEORIA DE DETECCION Y ESTIMACION</text:p>
          </table:table-cell>
          <table:table-cell table:style-name="ce3" office:value-type="date" office:date-value="2013-07-29" calcext:value-type="date">
            <text:p>07/29/13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1186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38) PROCESAMIENTO DE SEÑALES I</text:p>
          </table:table-cell>
          <table:table-cell table:style-name="ce3" office:value-type="date" office:date-value="2013-08-08" calcext:value-type="date">
            <text:p>08/08/13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123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78) COMUNICACIONES DIGITALES Y ANALÓGICAS</text:p>
          </table:table-cell>
          <table:table-cell table:style-name="ce3" office:value-type="date" office:date-value="2013-08-15" calcext:value-type="date">
            <text:p>08/15/13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1978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10) CIRCUITOS ELECTRONICOS II</text:p>
          </table:table-cell>
          <table:table-cell table:style-name="ce3" office:value-type="date" office:date-value="2014-02-18" calcext:value-type="date">
            <text:p>02/18/14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1618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7512) ANALISIS NUMERICO I</text:p>
          </table:table-cell>
          <table:table-cell table:style-name="ce3" office:value-type="date" office:date-value="2014-02-26" calcext:value-type="date">
            <text:p>02/26/14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95-0001834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CBC27) ALGEBRA I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7502) ALGORITMOS Y PROGRAMACION I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7504) ALGORITMOS Y PROGRAMACION II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103) ANALISIS MATEMATICO II A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CBC28) ANÁLISIS MATEMÁTICO I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201) FISICA I A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203) FISICA II A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CBC03) FÍSICA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301) QUIMICA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CBC05) QUÍMICA</text:p>
          </table:table-cell>
          <table:table-cell table:style-name="ce3" office:value-type="date" office:date-value="2014-06-30" calcext:value-type="date">
            <text:p>06/30/14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Equivalencia</text:p>
          </table:table-cell>
          <table:table-cell office:value-type="float" office:value="117811" calcext:value-type="float">
            <text:p>11781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12) INTRODUCCION A PROYECTOS</text:p>
          </table:table-cell>
          <table:table-cell table:style-name="ce3" office:value-type="date" office:date-value="2014-07-30" calcext:value-type="date">
            <text:p>07/30/14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185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67) ACUSTICA</text:p>
          </table:table-cell>
          <table:table-cell table:style-name="ce3" office:value-type="date" office:date-value="2014-08-14" calcext:value-type="date">
            <text:p>08/14/14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1901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7801) IDIOMA INGLES</text:p>
          </table:table-cell>
          <table:table-cell table:style-name="ce3" office:value-type="date" office:date-value="2014-08-15" calcext:value-type="date">
            <text:p>08/15/14</text:p>
          </table:table-cell>
          <table:table-cell office:value-type="string" calcext:value-type="string">
            <text:p>Aprob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78-0001047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44) INSTRUMENTOS ELECTRONICOS</text:p>
          </table:table-cell>
          <table:table-cell table:style-name="ce3" office:value-type="date" office:date-value="2014-12-16" calcext:value-type="date">
            <text:p>12/16/14</text:p>
          </table:table-cell>
          <table:table-cell office:value-type="string" calcext:value-type="string">
            <text:p>Aproba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203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47) PROCESAMIENTO DE IMAGENES</text:p>
          </table:table-cell>
          <table:table-cell table:style-name="ce3" office:value-type="date" office:date-value="2015-02-23" calcext:value-type="date">
            <text:p>02/23/15</text:p>
          </table:table-cell>
          <table:table-cell office:value-type="string" calcext:value-type="string">
            <text:p>Aprob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2210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48) SEMINARIO DE ELECTRONICA</text:p>
          </table:table-cell>
          <table:table-cell table:style-name="ce3" office:value-type="date" office:date-value="2015-08-11" calcext:value-type="date">
            <text:p>08/11/15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2480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6639) PROCESAMIENTO DE SEÑALES II</text:p>
          </table:table-cell>
          <table:table-cell table:style-name="ce3" office:value-type="date" office:date-value="2015-08-13" calcext:value-type="date">
            <text:p>08/13/15</text:p>
          </table:table-cell>
          <table:table-cell office:value-type="string" calcext:value-type="string">
            <text:p>Aprob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en</text:p>
          </table:table-cell>
          <table:table-cell office:value-type="string" calcext:value-type="string">
            <text:p>86-0002508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5:23:52.995495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